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be00" draw:textarea-horizontal-align="justify" draw:textarea-vertical-align="middle" draw:auto-grow-height="false" fo:min-height="2.077cm" fo:min-width="2.251cm"/>
      <style:paragraph-properties style:writing-mode="lr-tb"/>
    </style:style>
    <style:style style:name="gr2" style:family="graphic" style:parent-style-name="standard">
      <style:graphic-properties draw:fill-color="#febe00" draw:textarea-horizontal-align="justify" draw:textarea-vertical-align="middle" draw:auto-grow-height="false" fo:min-height="1cm" fo:min-width="7.25cm"/>
      <style:paragraph-properties style:writing-mode="lr-tb"/>
    </style:style>
    <style:style style:name="gr3" style:family="graphic" style:parent-style-name="standard">
      <style:graphic-properties draw:stroke="dash" draw:stroke-dash="Long_20_Dot" draw:fill-color="#ffff00" draw:opacity="0%" draw:textarea-horizontal-align="justify" draw:textarea-vertical-align="middle" draw:auto-grow-height="false" fo:min-height="1.158cm" fo:min-width="3.547cm" fo:wrap-option="no-wrap"/>
      <style:paragraph-properties style:writing-mode="lr-tb"/>
    </style:style>
    <style:style style:name="gr4" style:family="graphic" style:parent-style-name="standard">
      <style:graphic-properties draw:stroke="dash" draw:stroke-dash="Long_20_Dot" draw:opacity="0%" draw:textarea-horizontal-align="justify" draw:textarea-vertical-align="middle" draw:auto-grow-height="false" fo:min-height="1.334cm" fo:min-width="3.02cm" fo:wrap-option="no-wrap"/>
      <style:paragraph-properties style:writing-mode="lr-tb"/>
    </style:style>
    <style:style style:name="gr5" style:family="graphic" style:parent-style-name="standard">
      <style:graphic-properties draw:stroke="dash" draw:stroke-dash="Long_20_Dot" draw:fill-color="#ffff00" draw:opacity="0%" draw:textarea-horizontal-align="justify" draw:textarea-vertical-align="middle" draw:auto-grow-height="false" fo:min-height="1.334cm" fo:min-width="3.372cm" fo:wrap-option="no-wrap"/>
      <style:paragraph-properties style:writing-mode="lr-tb"/>
    </style:style>
    <style:style style:name="gr6" style:family="graphic" style:parent-style-name="standard">
      <style:graphic-properties draw:fill-color="#e63721" draw:textarea-horizontal-align="justify" draw:textarea-vertical-align="middle" draw:auto-grow-height="false" fo:min-height="1.5cm" fo:min-width="7.25cm"/>
      <style:paragraph-properties style:writing-mode="lr-tb"/>
    </style:style>
    <style:style style:name="gr7" style:family="graphic" style:parent-style-name="standard">
      <style:graphic-properties draw:fill-color="#e63721" draw:textarea-horizontal-align="justify" draw:textarea-vertical-align="middle" draw:auto-grow-height="false" fo:min-height="1.25cm" fo:min-width="7.25cm"/>
      <style:paragraph-properties style:writing-mode="lr-tb"/>
    </style:style>
    <style:style style:name="gr8" style:family="graphic" style:parent-style-name="objectwithoutfill">
      <style:graphic-properties draw:marker-end="Arrowheads_20_29" draw:marker-end-width="0.3cm" draw:fill="none" draw:textarea-vertical-align="middle"/>
    </style:style>
    <style:style style:name="gr9" style:family="graphic" style:parent-style-name="standard">
      <style:graphic-properties draw:stroke="dash" draw:stroke-dash="Long_20_Dot" svg:stroke-width="0.035cm" svg:stroke-color="#666666" draw:marker-start-width="0.252cm" draw:marker-end-width="0.252cm" draw:fill-color="#ffffff" draw:opacity="0%" draw:textarea-horizontal-align="justify" draw:textarea-vertical-align="top" draw:auto-grow-height="false" fo:min-height="5.716cm" fo:min-width="7.96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top" draw:auto-grow-height="false" fo:min-height="12.216cm" fo:min-width="14.216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draw:marker-end="Arrowheads_20_34" draw:marker-end-width="0.3cm" draw:fill="none" draw:textarea-vertical-align="middle"/>
    </style:style>
    <style:style style:name="gr12" style:family="graphic" style:parent-style-name="objectwithoutfill">
      <style:graphic-properties draw:marker-end="Arrowheads_20_35" draw:marker-end-width="0.3cm" draw:fill="none" draw:textarea-vertical-align="middle"/>
    </style:style>
    <style:style style:name="gr13" style:family="graphic" style:parent-style-name="objectwithoutfill">
      <style:graphic-properties draw:marker-end="Arrowheads_20_37" draw:marker-end-width="0.3cm" draw:fill="none" draw:textarea-vertical-align="middle"/>
    </style:style>
    <style:style style:name="gr14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top" draw:auto-grow-height="false" fo:min-height="7.466cm" fo:min-width="14.21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fill-color="#004378" draw:textarea-horizontal-align="justify" draw:textarea-vertical-align="middle" draw:auto-grow-height="false" fo:min-height="1cm" fo:min-width="7.25cm"/>
      <style:paragraph-properties style:writing-mode="lr-tb"/>
    </style:style>
    <style:style style:name="gr16" style:family="graphic" style:parent-style-name="standard">
      <style:graphic-properties draw:fill-color="#004378" draw:textarea-horizontal-align="justify" draw:textarea-vertical-align="middle" draw:auto-grow-height="false" fo:min-height="1.004cm" fo:min-width="7.25cm"/>
      <style:paragraph-properties style:writing-mode="lr-tb"/>
    </style:style>
    <style:style style:name="gr17" style:family="graphic" style:parent-style-name="standard">
      <style:graphic-properties draw:fill-color="#004378" draw:textarea-horizontal-align="justify" draw:textarea-vertical-align="middle" draw:auto-grow-height="false" fo:min-height="1.002cm" fo:min-width="7.25cm"/>
      <style:paragraph-properties style:writing-mode="lr-tb"/>
    </style:style>
    <style:style style:name="gr18" style:family="graphic" style:parent-style-name="objectwithoutfill">
      <style:graphic-properties draw:marker-end="Arrowheads_20_38" draw:marker-end-width="0.3cm" draw:fill="none" draw:textarea-vertical-align="middle"/>
    </style:style>
    <style:style style:name="gr19" style:family="graphic" style:parent-style-name="objectwithoutfill">
      <style:graphic-properties draw:marker-end="Arrowheads_20_40" draw:marker-end-width="0.3cm" draw:fill="none" draw:textarea-vertical-align="middle"/>
    </style:style>
    <style:style style:name="gr20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top" draw:auto-grow-height="false" fo:min-height="4.716cm" fo:min-width="14.216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draw:marker-end="Arrowheads_20_41" draw:marker-end-width="0.3cm" draw:fill="none" draw:textarea-vertical-align="middle"/>
    </style:style>
    <style:style style:name="gr22" style:family="graphic" style:parent-style-name="objectwithoutfill">
      <style:graphic-properties draw:marker-end="Arrowheads_20_42" draw:marker-end-width="0.3cm" draw:fill="none" draw:textarea-vertical-align="middle"/>
    </style:style>
    <style:style style:name="gr23" style:family="graphic" style:parent-style-name="objectwithoutfill">
      <style:graphic-properties draw:marker-end="Arrowheads_20_43" draw:marker-end-width="0.3cm" draw:fill="none" draw:opacity="100%" draw:textarea-vertical-align="middle"/>
    </style:style>
    <style:style style:name="gr24" style:family="graphic" style:parent-style-name="standard">
      <style:graphic-properties draw:fill-color="#febe00" draw:textarea-horizontal-align="justify" draw:textarea-vertical-align="middle" draw:auto-grow-height="false" fo:min-height="1.002cm" fo:min-width="7.25cm"/>
      <style:paragraph-properties style:writing-mode="lr-tb"/>
    </style:style>
    <style:style style:name="gr25" style:family="graphic" style:parent-style-name="objectwithoutfill">
      <style:graphic-properties draw:marker-end="Arrowheads_20_44" draw:marker-end-width="0.3cm" draw:fill="none" draw:opacity="100%" draw:textarea-vertical-align="middle"/>
    </style:style>
    <style:style style:name="gr26" style:family="graphic" style:parent-style-name="objectwithoutfill">
      <style:graphic-properties draw:marker-end="Arrowheads_20_45" draw:marker-end-width="0.3cm" draw:fill="none" draw:opacity="100%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opacity="100%" fo:min-height="1.4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12cm" fo:min-width="0cm"/>
    </style:style>
    <style:style style:name="P1" style:family="paragraph"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loext:graphic-properties draw:fill-color="#febe00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ebe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background-color="#ffff00"/>
    </style:style>
    <style:style style:name="P6" style:family="paragraph">
      <loext:graphic-properties draw:fill-color="#ffff00" draw:opacity="0%"/>
      <style:paragraph-properties fo:text-align="center" style:writing-mode="lr-tb"/>
      <style:text-properties fo:background-color="#ffff00"/>
    </style:style>
    <style:style style:name="P7" style:family="paragraph">
      <loext:graphic-properties draw:opacity="0%"/>
      <style:paragraph-properties fo:text-align="center" style:writing-mode="lr-tb"/>
    </style:style>
    <style:style style:name="P8" style:family="paragraph">
      <loext:graphic-properties draw:fill-color="#ffff00" draw:opacity="0%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color="#ffffff" loext:opacity="100%"/>
    </style:style>
    <style:style style:name="P10" style:family="paragraph">
      <loext:graphic-properties draw:fill-color="#e63721"/>
      <style:paragraph-properties fo:text-align="center" style:writing-mode="lr-tb"/>
      <style:text-properties fo:color="#ffffff" loext:opacity="10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ffffff" draw:opacity="0%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-color="#004378"/>
      <style:paragraph-properties fo:text-align="center" style:writing-mode="lr-tb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style:writing-mode="lr-tb"/>
    </style:style>
    <style:style style:name="P19" style:family="paragraph">
      <loext:graphic-properties draw:fill="none" draw:fill-color="#ffffff" draw:opacity="100%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background-color="transparen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2.75cm" svg:height="3.65cm" svg:x="15.5cm" svg:y="24.25cm">
          <text:p text:style-name="P1"><text:span text:style-name="T1">LDAP</text:span></text:p>
          <text:p text:style-name="P1"><text:span text:style-name="T1">Users</text:span></text:p>
          <draw:enhanced-geometry svg:viewBox="0 0 88 21600" draw:glue-points="44 ?f6 44 0 0 10800 44 21600 88 10800" draw:text-areas="0 ?f6 88 ?f3" draw:type="can" draw:modifiers="5222.9272194081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8" draw:id="id8" draw:layer="layout" svg:width="7.75cm" svg:height="1.25cm" draw:transform="skewX (-0.000872664625997165) rotate (-0.000349065850398201) translate (7cm 26.75cm)">
          <text:p text:style-name="P3">OpenDJ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5cm" svg:height="2cm" draw:transform="skewX (-0.0961676417848875) translate (0.807cm 17.5cm)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>Via REST ontsluit </text:span></text:p>
          <text:p text:style-name="P5"><text:span text:style-name="T3">de backend functionaliteit. </text:span></text:p>
          <text:p text:style-name="P5"><text:span text:style-name="T3">De frontend communiceert</text:span></text:p>
          <text:p text:style-name="P5"><text:span text:style-name="T3"><text:s/></text:span><text:span text:style-name="T3">uitsluitend via deze endpoints</text:span></text:p>
          <text:p text:style-name="P5"><text:span text:style-name="T3"><text:s/></text:span><text:span text:style-name="T3">met de backend</text:span></text:p>
          <text:p text:style-name="P5"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3444.1314553991 -9229.385307346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7" draw:layer="layout" svg:width="5cm" svg:height="2.25cm" svg:x="15.25cm" svg:y="9.25cm">
          <text:p text:style-name="P3"><text:span text:style-name="T2">De frontend communiceert </text:span></text:p>
          <text:p text:style-name="P3"><text:span text:style-name="T2">via API Service met backen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09.41811637672 32078.54286983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5.5cm" svg:height="2.25cm" svg:x="1cm" svg:y="10.5cm">
          <text:p text:style-name="P3"><text:span text:style-name="T2">De frontend service transformeert </text:span></text:p>
          <text:p text:style-name="P3"><text:span text:style-name="T2">data naar het formaat van de </text:span></text:p>
          <text:p text:style-name="P3"><text:span text:style-name="T2">Component, handelt errors af en regelt </text:span></text:p>
          <text:p text:style-name="P3"><text:span text:style-name="T2">zandlopers enz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8.9292855844 -5949.355841848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0" xml:id="id1" draw:id="id1" draw:layer="layout" svg:width="7.75cm" svg:height="1.75cm" svg:x="7cm" svg:y="3.5cm">
          <text:p text:style-name="P9">Gebruikersoverzicht pagina</text:p>
          <text:p text:style-name="P9">(component)</text:p>
          <draw:enhanced-geometry svg:viewBox="0 0 21600 21600" draw:type="rectangle" draw:enhanced-path="M 0 0 L 21600 0 21600 21600 0 21600 0 0 Z N"/>
        </draw:custom-shape>
        <draw:custom-shape draw:style-name="gr7" draw:text-style-name="P10" xml:id="id3" draw:id="id3" draw:layer="layout" svg:width="7.75cm" svg:height="1.5cm" svg:x="7cm" svg:y="9.25cm">
          <text:p text:style-name="P9">GebruikersFrontend </text:p>
          <text:p text:style-name="P9">Service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7.75cm" svg:height="1.5cm" svg:x="7cm" svg:y="11.75cm">
          <text:p text:style-name="P9">GebruikersApi</text:p>
          <text:p text:style-name="P9">Service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7.75cm" svg:height="1.5cm" svg:x="7cm" svg:y="6.5cm">
          <text:p text:style-name="P9">Gebruikerstabel </text:p>
          <text:p text:style-name="P9">(component)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10.875cm" svg:y1="3.5cm" svg:x2="10.875cm" svg:y2="3.5cm" draw:start-shape="id1" draw:end-shape="id1" svg:d="M10875 3500z" svg:viewBox="0 0 1 1">
          <text:p/>
        </draw:connector>
        <draw:custom-shape draw:style-name="gr9" draw:text-style-name="P13" draw:layer="layout" svg:width="8.5cm" svg:height="6cm" svg:x="6.75cm" svg:y="2.5cm">
          <text:p text:style-name="P12"><text:span text:style-name="T4">Gebruikers Modu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4.75cm" svg:height="12.5cm" svg:x="4cm" svg:y="1.25cm">
          <text:p text:style-name="P14"><text:span text:style-name="T5">Gebruikersadministratie frontend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0.875cm" svg:y1="6.5cm" svg:x2="10.875cm" svg:y2="5.25cm" draw:start-shape="id2" draw:end-shape="id1" svg:d="M10875 6500v-1250" svg:viewBox="0 0 1 1251">
          <text:p/>
        </draw:connector>
        <draw:connector draw:style-name="gr12" draw:text-style-name="P11" draw:layer="layout" svg:x1="10.875cm" svg:y1="9.25cm" svg:x2="10.875cm" svg:y2="8cm" draw:start-shape="id3" draw:start-glue-point="0" draw:end-shape="id2" draw:end-glue-point="2" svg:d="M10875 9250v-1250" svg:viewBox="0 0 1 1251">
          <text:p/>
        </draw:connector>
        <draw:connector draw:style-name="gr13" draw:text-style-name="P11" draw:layer="layout" svg:x1="10.875cm" svg:y1="11.75cm" svg:x2="10.875cm" svg:y2="10.75cm" draw:start-shape="id4" draw:start-glue-point="0" draw:end-shape="id3" svg:d="M10875 11750v-1000" svg:viewBox="0 0 1 1001">
          <text:p/>
        </draw:connector>
        <draw:custom-shape draw:style-name="gr14" draw:text-style-name="P15" draw:layer="layout" svg:width="14.75cm" svg:height="7.75cm" svg:x="4cm" svg:y="14.5cm">
          <text:p text:style-name="P14"><text:span text:style-name="T5">Gebruikersadministrati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xml:id="id7" draw:id="id7" draw:layer="layout" svg:width="7.75cm" svg:height="1.25cm" svg:x="7cm" svg:y="20.585cm">
          <text:p text:style-name="P3">Gebruikers API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5" draw:id="id5" draw:layer="layout" svg:width="7.75cm" svg:height="1.254cm" draw:transform="rotate (-0.000349065850398201) translate (7cm 18.328cm)">
          <text:p text:style-name="P3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xml:id="id6" draw:id="id6" draw:layer="layout" svg:width="7.75cm" svg:height="1.252cm" draw:transform="rotate (-0.000349065850398201) translate (7cm 16.08cm)">
          <text:p text:style-name="P3">Rest 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1" draw:layer="layout" svg:x1="10.875cm" svg:y1="18.329cm" svg:x2="10.875cm" svg:y2="17.333cm" draw:start-shape="id5" draw:start-glue-point="0" draw:end-shape="id6" svg:d="M10875 18329v-996" svg:viewBox="0 0 1 997">
          <text:p/>
        </draw:connector>
        <draw:connector draw:style-name="gr19" draw:text-style-name="P11" draw:layer="layout" svg:x1="10.875cm" svg:y1="20.585cm" svg:x2="10.875cm" svg:y2="19.583cm" draw:start-shape="id7" draw:start-glue-point="0" draw:end-shape="id5" svg:d="M10875 20585v-1002" svg:viewBox="0 0 1 1003">
          <text:p/>
        </draw:connector>
        <draw:custom-shape draw:style-name="gr20" draw:text-style-name="P15" draw:layer="layout" svg:width="14.75cm" svg:height="5cm" svg:x="4cm" svg:y="23.25cm">
          <text:p text:style-name="P14"><text:span text:style-name="T5">Gebruikersadministrati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svg:x1="10.875cm" svg:y1="16.081cm" svg:x2="10.875cm" svg:y2="13.25cm" draw:start-shape="id6" draw:start-glue-point="0" draw:end-shape="id4" draw:end-glue-point="2" svg:d="M10875 16081v-2831" svg:viewBox="0 0 1 2832">
          <text:p/>
        </draw:connector>
        <draw:connector draw:style-name="gr22" draw:text-style-name="P11" draw:layer="layout" svg:x1="10.875cm" svg:y1="26.751cm" svg:x2="10.875cm" svg:y2="25.998cm" draw:start-shape="id8" draw:start-glue-point="0" draw:end-shape="id9" draw:end-glue-point="2" svg:d="M10875 26751v-753" svg:viewBox="0 0 1 754">
          <text:p/>
        </draw:connector>
        <draw:connector draw:style-name="gr23" draw:text-style-name="P17" draw:layer="layout" svg:x1="15.5cm" svg:y1="26.075cm" svg:x2="14.751cm" svg:y2="27.378cm" draw:start-shape="id10" draw:start-glue-point="6" draw:end-shape="id8" draw:end-glue-point="1" svg:d="M15500 26075h-374v1303h-375" svg:viewBox="0 0 750 1304">
          <text:p/>
        </draw:connector>
        <draw:custom-shape draw:style-name="gr24" draw:text-style-name="P4" xml:id="id9" draw:id="id9" draw:layer="layout" svg:width="7.75cm" svg:height="1.252cm" draw:transform="rotate (-0.000349065850398201) translate (7cm 24.745cm)">
          <text:p text:style-name="P3">Rest 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7" draw:layer="layout" svg:x1="10.875cm" svg:y1="24.746cm" svg:x2="10.875cm" svg:y2="21.835cm" draw:start-shape="id9" draw:start-glue-point="0" draw:end-shape="id7" draw:end-glue-point="2" svg:d="M10875 24746v-2911" svg:viewBox="0 0 1 2912">
          <text:p/>
        </draw:connector>
        <draw:line draw:style-name="gr26" draw:text-style-name="P17" draw:layer="layout" svg:x1="2.25cm" svg:y1="4.164cm" svg:x2="2.25cm" svg:y2="2.164cm">
          <text:p/>
        </draw:line>
        <draw:frame draw:style-name="gr27" draw:text-style-name="P18" draw:layer="layout" svg:width="2.5cm" svg:height="1.673cm" svg:x="1.25cm" svg:y="4.077cm">
          <draw:text-box>
            <text:p>data flow</text:p>
          </draw:text-box>
        </draw:frame>
        <draw:frame draw:style-name="gr28" draw:text-style-name="P19" draw:layer="layout" svg:width="0.502cm" svg:height="1.187cm" svg:x="1.75cm" svg:y="7.2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9" draw:display-name="Arrowheads 29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27T13:23:04.125620014</meta:creation-date>
    <dc:date>2022-03-07T15:50:59.766264220</dc:date>
    <meta:editing-duration>PT4H20M13S</meta:editing-duration>
    <meta:editing-cycles>17</meta:editing-cycles>
    <meta:generator>LibreOffice/7.1.6.2$MacOSX_X86_64 LibreOffice_project/0e133318fcee89abacd6a7d077e292f1145735c3</meta:generator>
    <meta:document-statistic meta:object-count="30"/>
  </office:meta>
</office:document-meta>
</file>